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ntekeningen Interview blok C Week 4</text:p>
      <text:p text:style-name="Standard"/>
      <text:p text:style-name="Standard">Email adres is uniek als primary key.</text:p>
      <text:p text:style-name="Standard">Maar het moet ook een gegeven zijn wat stabiel is.</text:p>
      <text:p text:style-name="Standard"/>
      <text:p text:style-name="Standard">Gebruik liever een ID dan een gegeven dat je weggooit. Een email adres kan veranderen.</text:p>
      <text:p text:style-name="Standard">Een veld achternaam en voornaam maken.</text:p>
      <text:p text:style-name="Standard"/>
      <text:p text:style-name="Standard">Als je geen geschikte sluitel hebt dan kan je een ID-code teovoegen als primary key.</text:p>
      <text:p text:style-name="Standard">(Geen email adres als primary key.)</text:p>
      <text:p text:style-name="Standard"/>
      <text:p text:style-name="Standard">Een Foreign key teken je niet in een klassendiagram.</text:p>
      <text:p text:style-name="Standard"/>
      <text:p text:style-name="Standard">Klassendiagram tekenen.</text:p>
      <text:p text:style-name="Standard">Twee klanten kunnen tegelijkertijd op de knop drukken en dan klopt de priamry key niet meer.</text:p>
      <text:p text:style-name="Standard">OrderID bij de orders.</text:p>
      <text:p text:style-name="Standard"/>
      <text:p text:style-name="Standard">Je kunt makkelijk orders kunnen checken door middel van een order ID nummer.</text:p>
      <text:p text:style-name="Standard"/>
      <text:p text:style-name="Standard"><text:s/>RE 2 Als Bedrijf wil ik reclame van andere bedrijven hebeen om meer inkomen te krijgen.</text:p>
      <text:p text:style-name="Standard">Voor gebruikers is het belangrijk dat je niet meer dan 3 klikken nodig hebt om naar de juiste informatie/pagina toe te komen.</text:p>
      <text:p text:style-name="Standard"/>
      <text:p text:style-name="Standard">Requirements Goed!</text:p>
      <text:p text:style-name="Standard"/>
      <text:p text:style-name="Standard"/>
      <text:p text:style-name="Standard">Goed nadenken over de primary keys.</text:p>
      <text:p text:style-name="Standard">Bedrijfslogo maken.</text:p>
      <text:p text:style-name="Standard"/>
      <text:p text:style-name="Standard">(Wordt gekeken of okan scrumwise kan starten. Wij krijgen dan een Email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8M5S</meta:editing-duration>
    <meta:editing-cycles>101</meta:editing-cycles>
    <meta:generator>OpenOffice/4.1.1$Win32 OpenOffice.org_project/411m6$Build-9775</meta:generator>
    <dc:date>2015-12-09T13:50:08.06</dc:date>
    <meta:document-statistic meta:table-count="0" meta:image-count="0" meta:object-count="0" meta:page-count="1" meta:paragraph-count="18" meta:word-count="169" meta:character-count="989"/>
    <meta:user-defined meta:name="Info 1"/>
    <meta:user-defined meta:name="Info 2"/>
    <meta:user-defined meta:name="Info 3"/>
    <meta:user-defined meta:name="Info 4"/>
  </office:meta>
</office:document-meta>
</file>